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cb5c9" officeooo:paragraph-rsid="00100c1c" style:font-size-asian="14pt" style:font-size-complex="14pt"/>
    </style:style>
    <style:style style:name="P3" style:family="paragraph" style:parent-style-name="Standard">
      <style:text-properties fo:font-size="14pt" officeooo:rsid="00100c1c" officeooo:paragraph-rsid="00100c1c" style:font-size-asian="14pt" style:font-size-complex="14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1"/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officeooo:rsid="000cb5c9" officeooo:paragraph-rsid="000cb5c9" style:font-size-asian="14pt" style:font-size-complex="14pt"/>
    </style:style>
    <style:style style:name="P7" style:family="paragraph" style:parent-style-name="Standard" style:list-style-name="L1">
      <style:text-properties fo:font-size="14pt" officeooo:rsid="000ace89" officeooo:paragraph-rsid="000ace89" style:font-size-asian="14pt" style:font-size-complex="14pt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officeooo:paragraph-rsid="00104d0c" style:font-size-asian="12pt" style:font-size-complex="12pt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4" style:family="paragraph" style:parent-style-name="Standard" style:list-style-name="WWNum3">
      <style:paragraph-properties fo:margin-left="2.54cm" fo:margin-right="0cm" fo:text-indent="-0.635cm" style:auto-text-indent="false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0000" loext:char-shading-value="0" style:font-size-asian="12pt" style:font-size-complex="12pt"/>
    </style:style>
    <style:style style:name="T3" style:family="text">
      <style:text-properties fo:font-size="12pt" fo:background-color="#00ff00" loext:char-shading-value="0" style:font-size-asian="12pt" style:font-size-complex="12pt"/>
    </style:style>
    <style:style style:name="T4" style:family="text">
      <style:text-properties fo:font-size="12pt" fo:background-color="#00ffff" loext:char-shading-value="0" style:font-size-asian="12pt" style:font-size-complex="12pt"/>
    </style:style>
    <style:style style:name="T5" style:family="text">
      <style:text-properties fo:font-size="12pt" fo:background-color="#ff9900" loext:char-shading-value="0" style:font-size-asian="12pt" style:font-size-complex="12pt"/>
    </style:style>
    <style:style style:name="T6" style:family="text">
      <style:text-properties fo:font-size="12pt" fo:background-color="#6d9eeb" loext:char-shading-value="0" style:font-size-asian="12pt" style:font-size-complex="12pt"/>
    </style:style>
    <style:style style:name="T7" style:family="text">
      <style:text-properties officeooo:rsid="000f95f8"/>
    </style:style>
    <style:style style:name="T8" style:family="text">
      <style:text-properties officeooo:rsid="00100c1c"/>
    </style:style>
    <style:style style:name="T9" style:family="text">
      <style:text-properties fo:background-color="#ff0000" loext:char-shading-value="0"/>
    </style:style>
    <style:style style:name="T10" style:family="text">
      <style:text-properties officeooo:rsid="00104d0c" fo:background-color="#ff0000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04d0c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ges :</text:p>
      <text:list xml:id="list369868169" text:style-name="WWNum1">
        <text:list-item>
          <text:p text:style-name="P8"><text:span text:style-name="T1">accueil (gros) </text:span><text:span text:style-name="T2">Emerick</text:span></text:p>
        </text:list-item>
        <text:list-item>
          <text:p text:style-name="P8"><text:span text:style-name="T1">produit (gros) </text:span><text:span text:style-name="T5">Alexandre</text:span><text:span text:style-name="T1"> </text:span></text:p>
        </text:list-item>
        <text:list-item>
          <text:p text:style-name="P8"><text:span text:style-name="T1">contact (petit) </text:span><text:span text:style-name="T3">Marion</text:span></text:p>
        </text:list-item>
        <text:list-item>
          <text:p text:style-name="P8"><text:span text:style-name="T1">equipe (gros) </text:span><text:span text:style-name="T4">Fanny</text:span></text:p>
        </text:list-item>
        <text:list-item>
          <text:p text:style-name="P8"><text:span text:style-name="T1">presse (petit) </text:span><text:span text:style-name="T3">Marion</text:span><text:span text:style-name="T1"> </text:span></text:p>
        </text:list-item>
        <text:list-item>
          <text:p text:style-name="P9">nous rejoindre (très gros) <text:span text:style-name="T9">Emerick</text:span><text:span text:style-name="T12"> </text:span><text:span text:style-name="T13">(Page accueil de nous rejoindre)</text:span></text:p>
          <text:list>
            <text:list-item>
              <text:p text:style-name="P13"><text:span text:style-name="T1">metier 1 </text:span><text:span text:style-name="T3">Marion</text:span></text:p>
            </text:list-item>
            <text:list-item>
              <text:p text:style-name="P13"><text:span text:style-name="T1">metier 2 </text:span><text:span text:style-name="T5">Alexandre</text:span></text:p>
            </text:list-item>
            <text:list-item>
              <text:p text:style-name="P13"><text:span text:style-name="T1">metier 3 </text:span><text:span text:style-name="T4">Fanny</text:span></text:p>
            </text:list-item>
          </text:list>
        </text:list-item>
        <text:list-item>
          <text:p text:style-name="P8"><text:span text:style-name="T1">faq ( moyen, dépend des infos) </text:span><text:span text:style-name="T2">Emerick</text:span></text:p>
        </text:list-item>
      </text:list>
      <text:p text:style-name="P1"/>
      <text:p text:style-name="P1">CSS :</text:p>
      <text:list xml:id="list3580227568" text:style-name="WWNum3">
        <text:list-item>
          <text:p text:style-name="P10">Générale :</text:p>
          <text:list>
            <text:list-item>
              <text:p text:style-name="P14"/>
            </text:list-item>
          </text:list>
        </text:list-item>
        <text:list-item>
          <text:p text:style-name="P10">Accueil :</text:p>
          <text:list>
            <text:list-item>
              <text:p text:style-name="P14"/>
            </text:list-item>
          </text:list>
        </text:list-item>
        <text:list-item>
          <text:p text:style-name="P10">Contact : </text:p>
          <text:list>
            <text:list-item>
              <text:p text:style-name="P14"/>
            </text:list-item>
          </text:list>
        </text:list-item>
        <text:list-item>
          <text:p text:style-name="P10">Equipe : </text:p>
          <text:list>
            <text:list-item>
              <text:p text:style-name="P14"/>
            </text:list-item>
          </text:list>
        </text:list-item>
        <text:list-item>
          <text:p text:style-name="P10">Presse : </text:p>
          <text:list>
            <text:list-item>
              <text:p text:style-name="P14"/>
            </text:list-item>
          </text:list>
        </text:list-item>
        <text:list-item>
          <text:p text:style-name="P10">Nous rejoindre :</text:p>
          <text:list>
            <text:list-item>
              <text:p text:style-name="P14"/>
            </text:list-item>
          </text:list>
        </text:list-item>
        <text:list-item>
          <text:p text:style-name="P10">Métiers nous rejoindre :</text:p>
          <text:list>
            <text:list-item>
              <text:p text:style-name="P14"/>
            </text:list-item>
          </text:list>
        </text:list-item>
        <text:list-item>
          <text:p text:style-name="P10">FAQ :</text:p>
        </text:list-item>
      </text:list>
      <text:p text:style-name="P4"/>
      <text:p text:style-name="P1">Entreprise :</text:p>
      <text:list xml:id="list2897887881" text:style-name="WWNum2">
        <text:list-item>
          <text:p text:style-name="P11">Nom : Dysprokope Technologies</text:p>
        </text:list-item>
        <text:list-item>
          <text:p text:style-name="P12"><text:span text:style-name="T1">Équipe : </text:span><text:span text:style-name="T6">à remplir</text:span></text:p>
        </text:list-item>
        <text:list-item>
          <text:p text:style-name="P11">Slogan : “Le progrès pour un monde meilleur”</text:p>
        </text:list-item>
        <text:list-item>
          <text:p text:style-name="P12"><text:span text:style-name="T1">Fiches d’offre de l’entreprise : </text:span><text:span text:style-name="T6">à remplir</text:span></text:p>
        </text:list-item>
        <text:list-item>
          <text:p text:style-name="P11">FAQ : a remplir sur la page faq</text:p>
        </text:list-item>
        <text:list-item>
          <text:p text:style-name="P11">Produit : Puce de Black Mirror (contrôle parental cf. s04e02 Arkangel)</text:p>
        </text:list-item>
      </text:list>
      <text:p text:style-name="P4"/>
      <text:p text:style-name="P1">Divers :</text:p>
      <text:list xml:id="list4078846780" text:style-name="L1">
        <text:list-item>
          <text:p text:style-name="P6">Les fichier css sont dans le fichier css</text:p>
          <text:p text:style-name="P7">Le fichier css pour tou<text:span text:style-name="T7">tes</text:span> les <text:span text:style-name="T7">page</text:span> se nomme <text:span text:style-name="T7">commun</text:span>.css</text:p>
          <text:p text:style-name="P7">Les fichiers css pour une page en particulier doit se nommer NomDeLaPage.css</text:p>
        </text:list-item>
        <text:list-item>
          <text:p text:style-name="P6"><text:soft-page-break/>Les images sont dans le fichier images</text:p>
        </text:list-item>
        <text:list-item>
          <text:p text:style-name="P6">Les polices pour le projet sont dans le dossier fonts</text:p>
        </text:list-item>
      </text:list>
      <text:p text:style-name="Standard"/>
      <text:p text:style-name="Standard"/>
      <text:p text:style-name="P3">Images :</text:p>
      <text:p text:style-name="P2"><text:tab/>L<text:span text:style-name="T8">a plupart des images sont tirées de freepik et ont été re-<text:tab/>travaillé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2M42S</meta:editing-duration>
    <meta:editing-cycles>4</meta:editing-cycles>
    <meta:creation-date>2020-11-30T14:08:14.008000000</meta:creation-date>
    <dc:date>2020-12-07T13:15:07.287000000</dc:date>
    <meta:document-statistic meta:table-count="0" meta:image-count="0" meta:object-count="0" meta:page-count="2" meta:paragraph-count="42" meta:word-count="208" meta:character-count="998" meta:non-whitespace-character-count="855"/>
  </office:meta>
</office:document-meta>
</file>